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ff"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left" draw:textarea-vertical-align="top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fill="solid" draw:fill-color="#ffff00" draw:textarea-horizontal-align="center" draw:textarea-vertical-align="middle" draw:auto-grow-height="false"/>
    </style:style>
    <style:style style:name="gr9" style:family="graphic" style:parent-style-name="standard">
      <style:graphic-properties draw:fill="solid" draw:fill-color="#ff6633" draw:textarea-horizontal-align="center" draw:textarea-vertical-align="middle" draw:auto-grow-height="fals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5.715cm" svg:height="6.985cm" svg:x="1.905cm" svg:y="4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5.08cm" svg:x="18.415cm" svg:y="10.16cm">
          <text:p text:style-name="P2"><text:span text:style-name="T1">Algorithm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3.175cm" svg:x="1.905cm" svg:y="12.065cm">
          <text:p text:style-name="P1">Board AP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85cm" svg:height="5.08cm" svg:x="18.415cm" svg:y="4.445cm">
          <text:p text:style-name="P3"><text:span text:style-name="T2">AIM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22.225cm" svg:y="5.715cm">
          <text:p text:style-name="P1">Util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525cm" svg:height="7.62cm" svg:x="8.255cm" svg:y="4.445cm">
          <text:p text:style-name="P2"><text:span text:style-name="T1">MyTronBo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19.05cm" svg:y="5.715cm">
          <text:p text:style-name="P1">Ga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19.05cm" svg:y="7.62cm">
          <text:p text:style-name="P1">Sear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19.05cm" svg:y="11.43cm">
          <text:p text:style-name="P1">Dijkst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19.05cm" svg:y="13.335cm">
          <text:p text:style-name="P1">Band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22.225cm" svg:y="11.43cm">
          <text:p text:style-name="P1">D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3.495cm" svg:height="3.175cm" svg:x="1.905cm" svg:y="15.875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2.54cm" svg:y="17.145cm">
          <text:p text:style-name="P1">cPro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8.89cm" svg:y="17.145cm">
          <text:p text:style-name="P1">num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5.715cm" svg:y="17.145cm">
          <text:p text:style-name="P1">unit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445cm" svg:height="2.54cm" svg:x="8.255cm" svg:y="12.7cm">
          <text:p text:style-name="P3"><text:span text:style-name="T2">Scree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2.54cm" svg:x="2.54cm" svg:y="8.255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2.54cm" svg:x="2.54cm" svg:y="5.08cm">
          <text:p text:style-name="P1">Shell Script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27cm" svg:x="12.065cm" svg:y="17.145cm">
          <text:p text:style-name="P1">logg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27cm" svg:height="1.27cm" svg:x="20.32cm" svg:y="17.145cm">
          <text:p text:style-name="P1">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905cm" svg:height="1.27cm" svg:x="17.78cm" svg:y="17.145cm">
          <text:p text:style-name="P1">s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905cm" svg:height="1.27cm" svg:x="15.24cm" svg:y="17.145cm">
          <text:p text:style-name="P1">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22.225cm" svg:y="17.145cm">
          <text:p text:style-name="P1">de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8.89cm" svg:y="5.715cm">
          <text:p text:style-name="P1">Strateg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8.89cm" svg:y="7.62cm">
          <text:p text:style-name="P1">Adap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1.27cm" svg:x="22.225cm" svg:y="7.62cm">
          <text:p text:style-name="P1">Ag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8.89cm" svg:y="9.525cm">
          <text:p text:style-name="P1">Enviro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13.335cm" svg:y="5.715cm">
          <text:p text:style-name="P1">Board Ut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13.335cm" svg:y="7.62cm">
          <text:p text:style-name="P1">Main Lo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1.27cm" svg:x="13.335cm" svg:y="9.525cm">
          <text:p text:style-name="P1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445cm" svg:height="2.54cm" svg:x="13.335cm" svg:y="12.7cm">
          <text:p text:style-name="P2"><text:span text:style-name="T1">Tests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56cm" svg:x="1.4cm" svg:y="0.962cm" presentation:class="title">
          <draw:text-box>
            <text:p>Architecture</text:p>
          </draw:text-box>
        </draw:frame>
        <draw:custom-shape draw:style-name="gr5" draw:text-style-name="P1" draw:layer="layout" svg:width="2.54cm" svg:height="1.27cm" svg:x="22.225cm" svg:y="13.335cm">
          <text:p text:style-name="P1">LP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Overall Approach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ead Board from Engine</text:p>
              </text:list-item>
              <text:list-item>
                <text:p>Analyze Board</text:p>
              </text:list-item>
              <text:list-item>
                <text:p>Recognize Scenario</text:p>
              </text:list-item>
              <text:list-item>
                <text:p>Determine Best Strategy for Scenario</text:p>
              </text:list-item>
              <text:list-item>
                <text:p>Determine Best Move using Strategy</text:p>
              </text:list-item>
              <text:list-item>
                <text:p>Return Move to Engine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Game Engine Process</text:p>
          </draw:text-box>
        </draw:frame>
        <draw:custom-shape draw:style-name="gr11" draw:text-style-name="P1" draw:layer="layout" svg:width="5.08cm" svg:height="4.445cm" svg:x="11.43cm" svg:y="6.35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445cm" svg:height="3.175cm" svg:x="3.175cm" svg:y="6.985cm">
          <text:p text:style-name="P2"><text:span text:style-name="T1">Bo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3.175cm" svg:x="20.32cm" svg:y="6.985cm">
          <text:p text:style-name="P2"><text:span text:style-name="T1">Bot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1cm" svg:height="3.175cm" svg:x="12.065cm" svg:y="13.335cm">
          <text:p text:style-name="P1">Map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1cm" svg:y1="7.62cm" svg:x2="20.32cm" svg:y2="7.62cm">
          <text:p/>
        </draw:line>
        <draw:line draw:style-name="gr15" draw:text-style-name="P1" draw:layer="layout" svg:x1="11.43cm" svg:y1="7.62cm" svg:x2="7.62cm" svg:y2="7.62cm">
          <text:p/>
        </draw:line>
        <draw:line draw:style-name="gr15" draw:text-style-name="P1" draw:layer="layout" svg:x1="20.32cm" svg:y1="9.525cm" svg:x2="16.51cm" svg:y2="9.525cm">
          <text:p/>
        </draw:line>
        <draw:line draw:style-name="gr16" draw:text-style-name="P1" draw:layer="layout" svg:x1="7.62cm" svg:y1="9.525cm" svg:x2="11.43cm" svg:y2="9.525cm">
          <text:p/>
        </draw:line>
        <draw:frame draw:style-name="gr17" draw:layer="layout" svg:width="3.567cm" svg:height="0.962cm" svg:x="7.62cm" svg:y="8.563cm">
          <draw:text-box>
            <text:p>write move</text:p>
          </draw:text-box>
        </draw:frame>
        <draw:frame draw:style-name="gr17" draw:layer="layout" svg:width="3.567cm" svg:height="0.962cm" svg:x="16.753cm" svg:y="8.563cm">
          <draw:text-box>
            <text:p>write move</text:p>
          </draw:text-box>
        </draw:frame>
        <draw:frame draw:style-name="gr18" draw:layer="layout" svg:width="3.563cm" svg:height="0.962cm" svg:x="16.51cm" svg:y="6.658cm">
          <draw:text-box>
            <text:p>read board</text:p>
          </draw:text-box>
        </draw:frame>
        <draw:frame draw:style-name="gr18" draw:layer="layout" svg:width="3.563cm" svg:height="0.962cm" svg:x="7.62cm" svg:y="6.658cm">
          <draw:text-box>
            <text:p>read board</text:p>
          </draw:text-box>
        </draw:frame>
        <draw:line draw:style-name="gr15" draw:text-style-name="P1" draw:layer="layout" svg:x1="13.97cm" svg:y1="13.335cm" svg:x2="13.97cm" svg:y2="10.795cm">
          <text:p/>
        </draw:lin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Single Move</text:p>
          </draw:text-box>
        </draw:frame>
        <draw:custom-shape draw:style-name="gr3" draw:text-style-name="P1" draw:layer="layout" svg:width="5.08cm" svg:height="1.905cm" svg:x="11.43cm" svg:y="5.08cm">
          <text:p text:style-name="P1">Read Boa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905cm" svg:x="18.415cm" svg:y="5.08cm">
          <text:p text:style-name="P1">Analyze Boa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11.43cm" svg:y="14.605cm">
          <text:p text:style-name="P1">Submit Mov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1.43cm" svg:x="2.54cm" svg:y="5.08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905cm" svg:x="18.415cm" svg:y="11.43cm">
          <text:p text:style-name="P1">Adjust Strateg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905cm" svg:x="18.415cm" svg:y="8.255cm">
          <text:p text:style-name="P1">Recognize Scenar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905cm" svg:x="18.415cm" svg:y="14.605cm">
          <text:p text:style-name="P1">Determine Best Move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525cm" svg:y1="6.35cm" svg:x2="11.43cm" svg:y2="6.35cm">
          <text:p/>
        </draw:line>
        <draw:line draw:style-name="gr15" draw:text-style-name="P1" draw:layer="layout" svg:x1="16.51cm" svg:y1="6.35cm" svg:x2="18.415cm" svg:y2="6.35cm">
          <text:p/>
        </draw:line>
        <draw:line draw:style-name="gr15" draw:text-style-name="P1" draw:layer="layout" svg:x1="18.415cm" svg:y1="15.875cm" svg:x2="16.51cm" svg:y2="15.875cm">
          <text:p/>
        </draw:line>
        <draw:line draw:style-name="gr15" draw:text-style-name="P1" draw:layer="layout" svg:x1="11.43cm" svg:y1="15.875cm" svg:x2="9.525cm" svg:y2="15.875cm">
          <text:p/>
        </draw:line>
        <draw:line draw:style-name="gr15" draw:text-style-name="P1" draw:layer="layout" svg:x1="22.225cm" svg:y1="6.985cm" svg:x2="22.225cm" svg:y2="8.255cm">
          <text:p/>
        </draw:line>
        <draw:line draw:style-name="gr15" draw:text-style-name="P1" draw:layer="layout" svg:x1="22.225cm" svg:y1="10.16cm" svg:x2="22.225cm" svg:y2="11.43cm">
          <text:p/>
        </draw:line>
        <draw:line draw:style-name="gr15" draw:text-style-name="P1" draw:layer="layout" svg:x1="22.225cm" svg:y1="13.335cm" svg:x2="22.225cm" svg:y2="14.605cm">
          <text:p/>
        </draw:lin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Overall Bot Program Flow</text:p>
          </draw:text-box>
        </draw:frame>
        <draw:custom-shape draw:style-name="gr19" draw:text-style-name="P1" draw:layer="layout" svg:width="5.08cm" svg:height="3.81cm" svg:x="1.905cm" svg:y="8.89cm">
          <text:p text:style-name="P1">Startup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3.81cm" svg:x="14.605cm" svg:y="8.89cm">
          <text:p text:style-name="P1">Next Move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08cm" svg:height="3.81cm" svg:x="8.255cm" svg:y="8.89cm">
          <text:p text:style-name="P1">First Mov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08cm" svg:height="3.81cm" svg:x="20.955cm" svg:y="8.89cm">
          <text:p text:style-name="P1">Shutdown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985cm" svg:y1="10.795cm" svg:x2="8.255cm" svg:y2="10.795cm">
          <text:p/>
        </draw:line>
        <draw:line draw:style-name="gr15" draw:text-style-name="P1" draw:layer="layout" svg:x1="13.335cm" svg:y1="10.795cm" svg:x2="14.605cm" svg:y2="10.795cm">
          <text:p/>
        </draw:line>
        <draw:line draw:style-name="gr15" draw:text-style-name="P1" draw:layer="layout" svg:x1="19.685cm" svg:y1="10.795cm" svg:x2="20.955cm" svg:y2="10.795cm">
          <text:p/>
        </draw:line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Strategies</text:p>
          </draw:text-box>
        </draw:frame>
        <draw:custom-shape draw:style-name="gr3" draw:text-style-name="P1" draw:layer="layout" svg:width="6.985cm" svg:height="1.27cm" svg:x="3.175cm" svg:y="12.7cm">
          <text:p text:style-name="P1">Near Strateg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3.175cm" svg:y="4.445cm">
          <text:p text:style-name="P1">Far Strateg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10.795cm">
          <text:p text:style-name="P1">Wall-Hugg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6.985cm">
          <text:p text:style-name="P1">Random Selec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8.89cm">
          <text:p text:style-name="P1">Ordered Selec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12.7cm">
          <text:p text:style-name="P1">Enemy Avoida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14.605cm">
          <text:p text:style-name="P1">Most Open Destin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3.175cm" svg:y="14.605cm">
          <text:p text:style-name="P1">Minimax Algorith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3.175cm" svg:y="6.35cm">
          <text:p text:style-name="P1">Flood Fil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3.175cm" svg:y="8.255cm">
          <text:p text:style-name="P1">Longest Path Estim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3.175cm" svg:y="10.16cm">
          <text:p text:style-name="P1">Articulation Vertic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1.27cm" svg:x="16.51cm" svg:y="4.445cm">
          <text:p text:style-name="P1">Generic Strategi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My Strateg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pen Room</text:p>
                <text:list>
                  <text:list-item>
                    <text:p>Surround Enemy. Attack and Trap.</text:p>
                  </text:list-item>
                </text:list>
              </text:list-item>
              <text:list-item>
                <text:p>Hot Spot Room</text:p>
                <text:list>
                  <text:list-item>
                    <text:p>Attack the Hot Spot</text:p>
                  </text:list-item>
                </text:list>
              </text:list-item>
              <text:list-item>
                <text:p>Bisected</text:p>
                <text:list>
                  <text:list-item>
                    <text:p>Focus on Longest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0T23:04:26</meta:creation-date>
    <meta:editing-duration>PT13H30M26S</meta:editing-duration>
    <meta:editing-cycles>16</meta:editing-cycles>
    <dc:date>2010-02-21T12:34:50</dc:date>
    <meta:generator>OpenOffice.org/3.1$Unix OpenOffice.org_project/310m19$Build-9420</meta:generator>
    <meta:document-statistic meta:object-count="122"/>
  </office:meta>
</office:document-meta>
</file>